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font-size="24pt" officeooo:rsid="001d7e97" officeooo:paragraph-rsid="001d7e97" style:font-size-asian="24pt" style:font-size-complex="2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Virtual DOM</text:p>
        </text:list-item>
        <text:list-item>
          <text:p text:style-name="P1">API vs server vs db/ relation bw these thre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9:55:13.720000000</meta:creation-date>
    <dc:date>2024-01-15T19:57:22.618000000</dc:date>
    <meta:editing-duration>PT2M16S</meta:editing-duration>
    <meta:editing-cycles>1</meta:editing-cycles>
    <meta:document-statistic meta:table-count="0" meta:image-count="0" meta:object-count="0" meta:page-count="1" meta:paragraph-count="2" meta:word-count="13" meta:character-count="57" meta:non-whitespace-character-count="48"/>
    <meta:generator>LibreOffice/7.6.4.1$Windows_X86_64 LibreOffice_project/e19e193f88cd6c0525a17fb7a176ed8e6a3e2aa1</meta:generator>
  </office:meta>
</office:document-meta>
</file>